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864" calcext:value-type="float">
            <text:p>106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9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7616" calcext:value-type="float">
            <text:p>99.7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8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7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7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7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7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7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7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7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7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6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6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6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902</text:p>
          </table:table-cell>
          <table:table-cell office:value-type="string" calcext:value-type="string">
            <text:p>TWDB:0602902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